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officeooo:rsid="001d8af0" officeooo:paragraph-rsid="001d8af0" style:font-size-asian="12pt" style:font-size-complex="12pt"/>
    </style:style>
    <style:style style:name="P2" style:family="paragraph" style:parent-style-name="Text_20_body">
      <style:text-properties fo:font-size="12pt" officeooo:paragraph-rsid="001d8af0"/>
    </style:style>
    <style:style style:name="P3" style:family="paragraph" style:parent-style-name="Table_20_Contents">
      <style:text-properties fo:font-size="12pt" officeooo:rsid="001d8af0" officeooo:paragraph-rsid="001d8af0" style:font-size-asian="12pt" style:font-size-complex="12pt"/>
    </style:style>
    <style:style style:name="T1" style:family="text">
      <style:text-properties fo:font-size="12pt" style:font-size-complex="12pt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bold"/>
    </style:style>
    <style:style style:name="T3" style:family="text">
      <style:text-properties officeooo:rsid="001d8af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QDesktopServices类提供了访问常用的桌面服务的方法。</text:p>
      <text:p text:style-name="P1"><text:tab/>许多桌面环境提供了可以通过应用程序来执行常见任务，如打开一个网页，在某种程度上这是双方一致的，并考虑到了用户的应用程序首选项服务。</text:p>
      <text:p text:style-name="P1"><text:tab/>这个类包含提供了这些服务的简单接口，表明它们是成功还是失败。</text:p>
      <text:p text:style-name="P1"><text:tab/>OpenURL()函数是用来打开位于在外部应用任意的URL的文件。为对应于本地归档系统（其中的URL方案是“文件”），一个合适的应用将用于打开该文件上资源的URL;否则，web浏览器将用于获取并显示该文件。</text:p>
      <text:p text:style-name="P1"><text:tab/>用户的桌面设置控制某些类型的可执行文件是否被打开浏览，或者如果他们转而执行。一些桌面环境被配置为防止用户执行从非本地URL获得的文件，或者要求用户的许可才这样做的。</text:p>
      <text:p text:style-name="P1">URL处理器</text:p>
      <text:p text:style-name="P1"><text:tab/>OpenURL()函数的行为可定制个人URL方案，允许应用程序重写某些类型的URL的默认处理行为。</text:p>
      <text:p text:style-name="P1"><text:tab/>该调度机制只允许每个URL方案有一个自定义处理程序；这是使用setUrlHandler()函数来设置。每个处理程序实现为只接受一个QUrl参数插槽。</text:p>
      <text:p text:style-name="P1"><text:tab/>对于每个方案中的现有处理程序可以使用unsetUrlHandler()函数除去。这将返回给定方案的默认行为的处理行为。</text:p>
      <text:p text:style-name="P2"><text:span text:style-name="T3"><text:tab/>该系统可以很容易地实现一个帮助系统，例如。帮助可以提供：</text:span><text:span text:style-name="T2">help://myapplication/mytopic</text:span><text:span text:style-name="T3">网址的在使用帮助下提供标签和文本浏览器，并通过注册的处理程序就能够显示在应用程序内的帮助文本：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">class MyHelpHandler : public QObject</text:p>
            <text:p text:style-name="P3">{</text:p>
            <text:p text:style-name="P3"><text:s text:c="4"/>Q_OBJECT</text:p>
            <text:p text:style-name="P3"><text:tab/>public:</text:p>
            <text:p text:style-name="P3"><text:s text:c="3"/><text:tab/> ...</text:p>
            <text:p text:style-name="P3"><text:tab/>public slots:</text:p>
            <text:p text:style-name="P3"><text:s text:c="3"/><text:tab/>void showHelp(const QUrl &amp;url);</text:p>
            <text:p text:style-name="P3">};</text:p>
            <text:p text:style-name="P3"></text:p>
            <text:p text:style-name="P3">QDesktopServices::setUrlHandler("help", helpInstance, "showHelp");</text:p>
          </table:table-cell>
        </table:table-row>
      </table:table>
      <text:p text:style-name="P1"/>
      <text:p text:style-name="P1"><text:tab/>如果在处理程序中，你无法打开请求的URL，你可以再次使用相同的参数 调用QDesktopServices ::OpenURL()，它会尝试打开使用适当的机制，使用户的桌面环境的URL。</text:p>
      <text:p text:style-name="P1"></text:p>
      <text:p text:style-name="P1">注：在Qt5中，storageLocation()和displayName()由QStandardPaths类提供的功能所取代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8:00:09.966928497</meta:creation-date>
    <meta:generator>LibreOffice/4.2.8.2$Linux_X86_64 LibreOffice_project/420m0$Build-2</meta:generator>
    <dc:date>2016-01-19T18:17:37.841289241</dc:date>
    <meta:editing-duration>PT12S</meta:editing-duration>
    <meta:editing-cycles>2</meta:editing-cycles>
    <meta:document-statistic meta:table-count="1" meta:image-count="0" meta:object-count="0" meta:page-count="1" meta:paragraph-count="23" meta:word-count="595" meta:character-count="973" meta:non-whitespace-character-count="915"/>
  </office:meta>
</office:document-meta>
</file>